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2.23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ff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column table:style-name="co2" table:default-cell-style-name="ce5"/>
        <table:table-column table:style-name="co1" table:number-columns-repeated="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5"/>
          <table:table-cell office:value-type="string">
            <text:p>dead ico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8"/>
          <table:table-cell office:value-type="string">
            <text:p>move forward and back animation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Abilities</text:p>
          </table:table-cell>
          <table:table-cell table:number-columns-repeated="3"/>
          <table:table-cell office:value-type="string">
            <text:p>getting hit effect</text:p>
          </table:table-cell>
          <table:table-cell/>
        </table:table-row>
        <table:table-row table:style-name="ro1">
          <table:table-cell/>
          <table:table-cell office:value-type="string">
            <text:p>Health</text:p>
          </table:table-cell>
          <table:table-cell table:number-columns-repeated="5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number-columns-repeated="7"/>
          <table:table-cell office:value-type="string">
            <text:p>sound effect for ability</text:p>
          </table:table-cell>
          <table:table-cell/>
        </table:table-row>
        <table:table-row table:style-name="ro1">
          <table:table-cell/>
          <table:table-cell office:value-type="string">
            <text:p>Defense</text:p>
          </table:table-cell>
          <table:table-cell table:number-columns-repeated="5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number-columns-repeated="7"/>
          <table:table-cell office:value-type="string">
            <text:p>sound effect for attack type</text:p>
          </table:table-cell>
          <table:table-cell/>
        </table:table-row>
        <table:table-row table:style-name="ro1">
          <table:table-cell/>
          <table:table-cell office:value-type="string">
            <text:p>Strength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number-columns-repeated="3"/>
          <table:table-cell office:value-type="string">
            <text:p>Heal</text:p>
          </table:table-cell>
          <table:table-cell table:number-columns-repeated="3"/>
          <table:table-cell office:value-type="string">
            <text:p>sound effect for death</text:p>
          </table:table-cell>
          <table:table-cell/>
        </table:table-row>
        <table:table-row table:style-name="ro1">
          <table:table-cell/>
          <table:table-cell office:value-type="string">
            <text:p>Ability Points</text:p>
          </table:table-cell>
          <table:table-cell table:number-columns-repeated="5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number-columns-repeated="3"/>
          <table:table-cell office:value-type="string">
            <text:p>Reflect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Cure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Critical Hit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Increase Attack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Increase Defense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Reveal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Poison attack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Steal Health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>
            <text:p>Defend Someon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AOE Attack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>
            <text:p>random names / character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>
            <text:p>dont know hitpoints unless use reveal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>
            <text:p>successive hits increase armor during round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ttacks</text:p>
          </table:table-cell>
          <table:table-cell table:style-name="ce2" office:value-type="string">
            <text:p>str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- armor * 2</text:p>
          </table:table-cell>
          <table:table-cell table:number-columns-repeated="5"/>
          <table:table-cell table:style-name="ce3" office:value-type="string">
            <text:p>choices</text:p>
          </table:table-cell>
          <table:table-cell table:number-columns-repeated="4"/>
          <table:table-cell office:value-type="string">
            <text:p>character by character</text:p>
          </table:table-cell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string">
            <text:p>use abilit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string">
            <text:p>use item</text:p>
          </table:table-cell>
          <table:table-cell table:number-columns-repeated="4"/>
          <table:table-cell office:value-type="string">
            <text:p>game win = 2/3</text:p>
          </table:table-cell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6"/>
          <table:table-cell office:value-type="string">
            <text:p>attac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string">
            <text:p>defen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12"/>
        </table:table-row>
        <table:table-row table:style-name="ro1" table:number-rows-repeated="104853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Final Fantasy Player vs Player Knockoff(Currently thinking of a proper nam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 Player vs Player, turn based comba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5 Characters in each party, customizable or preset par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Games are won when 2 out of 3 matches are won. No changes in customization between match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1 round is complete after each alive character performs an ac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Player One picks 1 character to perform one ac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Player Two picks 1 character to peform one ac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ctions are: Attack, Defend, Special Action, Use Ite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Defend is picking 1 character to defend, per round, if they are attacke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ll characters need to have 1 special ability picked for the g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ll characters must pick 1 item to hold, single u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There are 250 Healh Points to divide between your 5 party memb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There are 15 Attack Points to divide between your 5 party members - no zeros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There are 10 Defense Points to divided between your 5 party members - no zeros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Gameplay centers on using your abilities wisely and predicting/bluffing your oppon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ll stats are inherently hidden from your opponent, which adds an element of guessing and information gathering to the g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 Player vs Player, turn based comba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PIck from a set of sprites to represent each character, all unique to g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Dark Faction / Light Fac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Character names are picked from a random List associated with each sprite/fac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Successive Hits on the same character in a round increases their armor for the rou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Special Ability Idea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He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Poi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C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Steal Healt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rea Of Effect Att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Increase Att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Increase Defen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Reflect Att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Critical Str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Reveal Info about a charac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 Player vs Player, turn based comba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ttack Power is related to the range of possible random values on an att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>
            <text:p>str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Then, minus 2*armor valu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AVG armor is 2, AVG Health is 50, AVG attack is 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The big challenge is to present the order of operations, and the statuses(clear or unclear) of each character onscreen.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me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ostility Skirmish</text:p>
          </table:table-cell>
        </table:table-row>
        <table:table-row table:style-name="ro1">
          <table:table-cell table:number-columns-repeated="3"/>
          <table:table-cell office:value-type="string">
            <text:p>Hostility Skirmish At The Doj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16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4:51:02.56</meta:creation-date>
    <dc:date>2019-11-17T16:36:53.89</dc:date>
    <meta:editing-duration>PT11H14M2S</meta:editing-duration>
    <meta:editing-cycles>2</meta:editing-cycles>
    <meta:generator>OpenOffice/4.1.5$Win32 OpenOffice.org_project/415m1$Build-9789</meta:generator>
    <meta:document-statistic meta:table-count="3" meta:cell-count="175" meta:object-count="0"/>
  </office:meta>
</office:document-meta>
</file>